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9e518" officeooo:paragraph-rsid="0019e518"/>
    </style:style>
    <style:style style:name="P2" style:family="paragraph" style:parent-style-name="Standard">
      <style:text-properties officeooo:rsid="001a9d3f" officeooo:paragraph-rsid="001a9d3f"/>
    </style:style>
    <style:style style:name="P3" style:family="paragraph" style:parent-style-name="Standard">
      <style:text-properties officeooo:rsid="001dc54e" officeooo:paragraph-rsid="0022909c"/>
    </style:style>
    <style:style style:name="P4" style:family="paragraph" style:parent-style-name="Standard">
      <style:text-properties officeooo:paragraph-rsid="0022909c"/>
    </style:style>
    <style:style style:name="P5" style:family="paragraph" style:parent-style-name="Standard">
      <style:text-properties officeooo:rsid="0024b2c4" officeooo:paragraph-rsid="0024b2c4"/>
    </style:style>
    <style:style style:name="T1" style:family="text">
      <style:text-properties officeooo:rsid="0019e518"/>
    </style:style>
    <style:style style:name="T2" style:family="text">
      <style:text-properties officeooo:rsid="001dc54e"/>
    </style:style>
    <style:style style:name="T3" style:family="text">
      <style:text-properties officeooo:rsid="0022909c"/>
    </style:style>
    <style:style style:name="T4" style:family="text">
      <style:text-properties fo:color="#82aaff" style:font-name="Droid Sans Mono" fo:font-size="10.5pt" fo:font-weight="normal" fo:background-color="#212121" loext:char-shading-value="0"/>
    </style:style>
    <style:style style:name="T5" style:family="text">
      <style:text-properties fo:color="#82aaff" style:font-name="Droid Sans Mono" fo:font-size="10.5pt" fo:font-weight="normal" officeooo:rsid="0022909c" fo:background-color="#212121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e_format 양식</text:p>
      <text:p text:style-name="P2">“데이터 형태_데이터 처리방식”</text:p>
      <text:p text:style-name="P2">ex)expmap_vel_<text:span text:style-name="T2">1</text:span></text:p>
      <text:p text:style-name="P2">ex)expmap_vel_5</text:p>
      <text:p text:style-name="P2">ex)rotmat_vel_5_10_15</text:p>
      <text:p text:style-name="P2"/>
      <text:p text:style-name="P2"/>
      <text:p text:style-name="P1"/>
      <text:p text:style-name="P1"/>
      <text:p text:style-name="P1"><text:span text:style-name="T2">1) </text:span>H36MDataset_v2.py 에서 </text:p>
      <text:p text:style-name="P1"/>
      <text:p text:style-name="P1"><text:span text:style-name="T3">def </text:span>convert_to_format(self,poses): 수정</text:p>
      <text:p text:style-name="P1"/>
      <text:p text:style-name="P3">2) <text:span text:style-name="T1">H36MDataset_v2.py 에서 </text:span></text:p>
      <text:p text:style-name="P1"/>
      <text:p text:style-name="P4"><text:span text:style-name="T3">def load_data(self): <text:s/>수정</text:span></text:p>
      <text:p text:style-name="P4"/>
      <text:p text:style-name="P5">3) PoseEncoderDecoder.py 에서</text:p>
      <text:p text:style-name="P5"/>
      <text:p text:style-name="P5">def pose_* 함수들 feature 수정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0:06:38.040931887</meta:creation-date>
    <meta:generator>LibreOffice/6.0.7.3$Linux_X86_64 LibreOffice_project/00m0$Build-3</meta:generator>
    <dc:date>2022-01-20T13:25:33.358716577</dc:date>
    <meta:editing-duration>PT3H18M53S</meta:editing-duration>
    <meta:editing-cycles>5</meta:editing-cycles>
    <meta:document-statistic meta:table-count="0" meta:image-count="0" meta:object-count="0" meta:page-count="1" meta:paragraph-count="11" meta:word-count="49" meta:character-count="243" meta:non-whitespace-character-count="223"/>
  </office:meta>
</office:document-meta>
</file>